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Place</text:p>
          </table:table-cell>
          <table:table-cell office:value-type="string">
            <text:p>Amou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m</text:p>
          </table:table-cell>
          <table:table-cell office:value-type="string">
            <text:p>Hyderaba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i</text:p>
          </table:table-cell>
          <table:table-cell office:value-type="string">
            <text:p>Bangalore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rthik</text:p>
          </table:table-cell>
          <table:table-cell office:value-type="string">
            <text:p>Chennai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Yagna Swetha</text:p>
          </table:table-cell>
          <table:table-cell office:value-type="string">
            <text:p>Mumbai</text:p>
          </table:table-cell>
          <table:table-cell office:value-type="float" office:value="40">
            <text:p>4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6">06/08/2021</text:date>, <text:time>11:0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6T11:06:25.33</meta:creation-date>
    <meta:generator>OpenOffice/4.1.7$Win32 OpenOffice.org_project/417m1$Build-9800</meta:generator>
    <meta:document-statistic meta:table-count="3" meta:cell-count="20" meta:object-count="0"/>
  </office:meta>
</office:document-meta>
</file>